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ce style:name="Iranian Sans" svg:font-family="'Iranian Sans', 'Arial Unicode MS', Code2000, 'Traditional Arabic', sans-serif"/>
    <style:font-face style:name="Linux Libertine" svg:font-family="'Linux Libertine', Georgia, Times, serif"/>
    <style:font-face style:name="sans-serif" svg:font-family="sans-serif"/>
    <style:font-face style:name="FreeSans1" svg:font-family="FreeSans" style:font-family-generic="swiss"/>
    <style:font-face style:name="Lato Light" svg:font-family="'Lato Light'" style:font-adornments="Light" style:font-pitch="variable"/>
    <style:font-face style:name="YaleNew" svg:font-family="YaleNew" style:font-adornments="Roman" style:font-pitch="variable"/>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60edc" officeooo:paragraph-rsid="00160edc"/>
    </style:style>
    <style:style style:name="P2" style:family="paragraph" style:parent-style-name="Text_20_body">
      <style:text-properties fo:language="en" fo:country="US"/>
    </style:style>
    <style:style style:name="P3" style:family="paragraph" style:parent-style-name="Text_20_body" style:list-style-name="L3"/>
    <style:style style:name="P4" style:family="paragraph" style:parent-style-name="Text_20_body" style:list-style-name="L12"/>
    <style:style style:name="P5" style:family="paragraph" style:parent-style-name="Text_20_body" style:list-style-name="L16"/>
    <style:style style:name="P6" style:family="paragraph" style:parent-style-name="Text_20_body" style:list-style-name="L18"/>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1"/>
    <style:style style:name="P10" style:family="paragraph" style:parent-style-name="Text_20_body" style:list-style-name="L22"/>
    <style:style style:name="P11" style:family="paragraph" style:parent-style-name="Text_20_body" style:list-style-name="L24"/>
    <style:style style:name="P12" style:family="paragraph" style:parent-style-name="Text_20_body" style:list-style-name="L25"/>
    <style:style style:name="P13" style:family="paragraph" style:parent-style-name="Text_20_body" style:list-style-name="L26"/>
    <style:style style:name="P14" style:family="paragraph" style:parent-style-name="Text_20_body" style:list-style-name="L27"/>
    <style:style style:name="P15" style:family="paragraph" style:parent-style-name="Text_20_body" style:list-style-name="L28"/>
    <style:style style:name="P16" style:family="paragraph" style:parent-style-name="Text_20_body" style:list-style-name="L83">
      <style:text-properties officeooo:paragraph-rsid="0016cbff"/>
    </style:style>
    <style:style style:name="P17" style:family="paragraph" style:parent-style-name="Text_20_body">
      <style:text-properties officeooo:paragraph-rsid="0016cbff"/>
    </style:style>
    <style:style style:name="P18" style:family="paragraph" style:list-style-name="L58"/>
    <style:style style:name="P19" style:family="paragraph" style:list-style-name="L67"/>
    <style:style style:name="P20" style:family="paragraph" style:list-style-name="L71"/>
    <style:style style:name="P21" style:family="paragraph" style:list-style-name="L73"/>
    <style:style style:name="P22" style:family="paragraph" style:list-style-name="L74"/>
    <style:style style:name="P23" style:family="paragraph" style:list-style-name="L75"/>
    <style:style style:name="P24" style:family="paragraph" style:list-style-name="L76"/>
    <style:style style:name="P25" style:family="paragraph" style:list-style-name="L77"/>
    <style:style style:name="P26" style:family="paragraph" style:list-style-name="L79"/>
    <style:style style:name="P27" style:family="paragraph" style:list-style-name="L80"/>
    <style:style style:name="P28" style:family="paragraph" style:list-style-name="L81"/>
    <style:style style:name="P29" style:family="paragraph" style:list-style-name="L82">
      <style:text-properties fo:language="en" fo:country="US"/>
    </style:style>
    <style:style style:name="P30" style:family="paragraph" style:parent-style-name="Heading_20_1">
      <style:text-properties officeooo:paragraph-rsid="001965da"/>
    </style:style>
    <style:style style:name="P31" style:family="paragraph" style:parent-style-name="Heading_20_1" style:master-page-name="HTML">
      <style:paragraph-properties style:page-number="auto"/>
      <style:text-properties officeooo:paragraph-rsid="0016cbff"/>
    </style:style>
    <style:style style:name="P32" style:family="paragraph" style:parent-style-name="List_20_Contents" style:list-style-name="L1"/>
    <style:style style:name="P33" style:family="paragraph" style:parent-style-name="List_20_Contents" style:list-style-name="L2"/>
    <style:style style:name="P34" style:family="paragraph" style:parent-style-name="List_20_Contents" style:list-style-name="L4"/>
    <style:style style:name="P35" style:family="paragraph" style:parent-style-name="List_20_Contents" style:list-style-name="L5"/>
    <style:style style:name="P36" style:family="paragraph" style:parent-style-name="List_20_Contents" style:list-style-name="L6"/>
    <style:style style:name="P37" style:family="paragraph" style:parent-style-name="List_20_Contents" style:list-style-name="L7"/>
    <style:style style:name="P38" style:family="paragraph" style:parent-style-name="List_20_Contents" style:list-style-name="L8"/>
    <style:style style:name="P39" style:family="paragraph" style:parent-style-name="List_20_Contents" style:list-style-name="L9"/>
    <style:style style:name="P40" style:family="paragraph" style:parent-style-name="List_20_Contents" style:list-style-name="L10"/>
    <style:style style:name="P41" style:family="paragraph" style:parent-style-name="List_20_Contents" style:list-style-name="L11"/>
    <style:style style:name="P42" style:family="paragraph" style:parent-style-name="List_20_Contents" style:list-style-name="L13"/>
    <style:style style:name="P43" style:family="paragraph" style:parent-style-name="List_20_Contents" style:list-style-name="L14"/>
    <style:style style:name="P44" style:family="paragraph" style:parent-style-name="List_20_Contents" style:list-style-name="L15"/>
    <style:style style:name="P45" style:family="paragraph" style:parent-style-name="List_20_Contents" style:list-style-name="L17"/>
    <style:style style:name="P46" style:family="paragraph" style:parent-style-name="List_20_Contents" style:list-style-name="L23"/>
    <style:style style:name="P47" style:family="paragraph" style:parent-style-name="List_20_Contents" style:list-style-name="L24"/>
    <style:style style:name="P48" style:family="paragraph" style:list-style-name="L30"/>
    <style:style style:name="P49" style:family="paragraph" style:list-style-name="L57"/>
    <style:style style:name="P50" style:family="paragraph" style:list-style-name="L59"/>
    <style:style style:name="P51" style:family="paragraph" style:list-style-name="L60"/>
    <style:style style:name="P52" style:family="paragraph" style:list-style-name="L61"/>
    <style:style style:name="P53" style:family="paragraph" style:list-style-name="L62"/>
    <style:style style:name="P54" style:family="paragraph" style:list-style-name="L63"/>
    <style:style style:name="P55" style:family="paragraph" style:list-style-name="L64"/>
    <style:style style:name="P56" style:family="paragraph" style:list-style-name="L65"/>
    <style:style style:name="P57" style:family="paragraph" style:list-style-name="L66"/>
    <style:style style:name="P58" style:family="paragraph" style:list-style-name="L68"/>
    <style:style style:name="P59" style:family="paragraph" style:list-style-name="L69"/>
    <style:style style:name="P60" style:family="paragraph" style:list-style-name="L70"/>
    <style:style style:name="P61" style:family="paragraph" style:list-style-name="L72"/>
    <style:style style:name="P62" style:family="paragraph" style:list-style-name="L78"/>
    <style:style style:name="P63" style:family="paragraph" style:list-style-name="L79"/>
    <style:style style:name="T1" style:family="text">
      <style:text-properties fo:language="en" fo:country="US"/>
    </style:style>
    <style:style style:name="T2" style:family="text">
      <style:text-properties fo:language="en" fo:country="US" style:language-asian="en" style:country-asian="US" style:language-complex="en" style:country-complex="US"/>
    </style:style>
    <style:style style:name="T3" style:family="text">
      <style:text-properties style:language-complex="en" style:country-complex="US"/>
    </style:style>
    <style:style style:name="T4" style:family="text">
      <style:text-properties fo:language="ar" fo:country="SA"/>
    </style:style>
    <style:style style:name="T5" style:family="text">
      <style:text-properties style:language-complex="ar" style:country-complex="SA"/>
    </style:style>
    <style:style style:name="T6" style:family="text">
      <style:text-properties style:text-underline-style="solid" style:text-underline-type="double" style:text-underline-width="auto" style:text-underline-color="font-color"/>
    </style:style>
    <style:style style:name="T7" style:family="text">
      <style:text-properties style:font-name-complex="FreeSans2" style:language-complex="hi" style:country-complex="IN"/>
    </style:style>
    <style:style style:name="T8" style:family="text">
      <style:text-properties style:font-name-complex="FreeSans2" style:language-complex="ar" style:country-complex="SA"/>
    </style:style>
    <style:style style:name="T9" style:family="text">
      <style:text-properties style:language-complex="hi" style:country-complex="IN"/>
    </style:style>
    <style:style style:name="Sect1" style:family="section">
      <style:section-properties fo:background-color="#ffffff" fo:margin-left="0in" fo:margin-right="0in" style:editable="false">
        <style:columns fo:column-count="1" fo:column-gap="0in"/>
        <style:background-image/>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en.wiktionary.org/w/index.php"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https://en.wiktionary.org/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h text:style-name="P31" text:outline-level="1">Appendix:Arabic verbs</text:h>
        <text:p text:style-name="P17">https://en.wiktionary.org/wiki/Appendix:Arabic_verbs on 18/11/17</text:p>
        <text:h text:style-name="P30" text:outline-level="1">Contents</text:h>
        <text:section text:style-name="Sect2" text:name="mw-content-text">
          <text:h text:style-name="Heading_20_2" text:outline-level="2"><text:bookmark text:name="Derived_stems_.28sound_verbs.29"/><text:bookmark text:name="Derived_stems_(sound_verbs)"/><text:span text:style-name="T1">Derived stems (sound verbs)</text:span></text:h>
          <text:p text:style-name="Text_20_body"><text:span text:style-name="T1">Arabic verbs are noted for an unusual system of </text:span>derivation<text:span text:style-name="T1">. From any particular </text:span>root <text:span text:style-name="T1">various verb </text:span>stems <text:span text:style-name="T1">may be formed. Western scholars usually refer to these derivations as “form I”, “form II”, ... up through “form XV,” though these designations are not used indigenously, where they are referred to by derivations from the root </text:span><text:span text:style-name="T9">ف ع ل‏ </text:span><text:span text:style-name="T1">(</text:span><text:span text:style-name="T4">f-ʿ-l</text:span><text:span text:style-name="T1">). Accordingly, form I would be </text:span><text:span text:style-name="T5">فَعَلَ</text:span><text:span text:style-name="T9"> </text:span><text:span text:style-name="T1">(</text:span><text:span text:style-name="T4">faʿala</text:span><text:span text:style-name="T1">), form II would be </text:span><text:span text:style-name="T5">فَعَّلَ</text:span><text:span text:style-name="T9"> </text:span><text:span text:style-name="T1">(</text:span><text:span text:style-name="T4">faʿʿala</text:span><text:span text:style-name="T1">), etc. These forms refer to triliteral roots (those made of three consonants). There are also quadriliteral roots, made up of four consonants, which come in four forms, “form Iq”, “form IIq”, “form IIIq” and “form IVq”. Triliteral forms XI through XV and quadriliteral forms IIIq and IVq are rare and tend to be intransitive, often stative, verbs (having the meaning “to be or become X” where X is an adjective).</text:span></text:p>
          <text:p text:style-name="Text_20_body"><text:span text:style-name="T1">These forms and their associated participles and verbal nouns are the primary means of forming vocabulary in Arabic. All of the examples shown here are the </text:span>citation <text:span text:style-name="T1">forms, which in Arabic means the 3rd-person masculine singular perfect (e.g., “he did”, “he wrote”).</text:span></text:p>
          <text:h text:style-name="Heading_20_3" text:outline-level="3"><text:bookmark text:name="Form_I"/><text:span text:style-name="T1">Form I</text:span></text:h>
          <text:p text:style-name="Text_20_body"><text:span text:style-name="T1">Perfective </text:span><text:span text:style-name="T5">فَعَلَ، فَعِلَ، فَعُلَ</text:span><text:span text:style-name="T9"> </text:span><text:span text:style-name="T1">(</text:span><text:span text:style-name="T4">faʿala, faʿila, faʿula</text:span><text:span text:style-name="T1">), imperfective </text:span><text:span text:style-name="T5">يَفْْعَلُ، يَفْْعِلُ، يَفْْعُلُ</text:span><text:span text:style-name="T9"> </text:span><text:span text:style-name="T1">(</text:span><text:span text:style-name="T4">yafʿalu, yafʿilu, yafʿulu</text:span><text:span text:style-name="T1">)</text:span></text:p>
          <text:p text:style-name="Text_20_body"><text:span text:style-name="T1">This is the simplest basic form of a verb; it gives the general idea of its root. Most verbs are </text:span>triliteral<text:span text:style-name="T1">, but there are a few </text:span>quadriliteral <text:span text:style-name="T1">ones.</text:span></text:p>
          <text:list xml:id="list4213718239270695442" text:style-name="L30">
            <text:list-item>
              <text:p><text:span text:style-name="T9">كَتَبَ‏ </text:span><text:span text:style-name="T1">(</text:span><text:span text:style-name="T4">kataba</text:span><text:span text:style-name="T1">, “to </text:span>write”<text:span text:style-name="T1">, literally “he wrote”)</text:span></text:p>
              <text:p><text:span text:style-name="T9">قَتَلَ‏ </text:span><text:span text:style-name="T1">(</text:span><text:span text:style-name="T4">qatala</text:span><text:span text:style-name="T1">, “to </text:span>kill”<text:span text:style-name="T1">, literally “he killed”)</text:span></text:p>
              <text:p><text:span text:style-name="T9">سَلِمَ‏ </text:span><text:span text:style-name="T1">(</text:span><text:span text:style-name="T4">salima</text:span><text:span text:style-name="T1">, “to be </text:span>safe”<text:span text:style-name="T1">, literally “he was safe”)</text:span></text:p>
              <text:p><text:span text:style-name="T9">ضَحِكَ‏ </text:span><text:span text:style-name="T1">(</text:span><text:span text:style-name="T4">ḍaḥika</text:span><text:span text:style-name="T1">, “to </text:span>laugh”<text:span text:style-name="T1">, literally “he laughed”)</text:span></text:p>
              <text:p><text:span text:style-name="T9">حَبَّ‏ </text:span><text:span text:style-name="T1">(</text:span><text:span text:style-name="T4">ḥabba</text:span><text:span text:style-name="T1">, “to </text:span>love”<text:span text:style-name="T1">, literally “he loved”)</text:span></text:p>
            </text:list-item>
          </text:list>
          <text:p text:style-name="List_20_Contents"><text:span text:style-name="T1">See also: </text:span>Category:Arabic form-I verbs</text:p>
          <text:h text:style-name="Heading_20_3" text:outline-level="3"><text:bookmark text:name="Form_II"/><text:span text:style-name="T1">Form II</text:span></text:h>
          <text:p text:style-name="Text_20_body"><text:span text:style-name="T1">Perfective </text:span><text:span text:style-name="T5">فَعَّلَ</text:span><text:span text:style-name="T9"> </text:span><text:span text:style-name="T1">(</text:span><text:span text:style-name="T4">faʿʿala</text:span><text:span text:style-name="T1">), imperfective </text:span><text:span text:style-name="T5">يُفَعِّلُ</text:span><text:span text:style-name="T9"> </text:span><text:span text:style-name="T1">(</text:span><text:span text:style-name="T4">yufaʿʿilu</text:span><text:span text:style-name="T1">), verbal noun </text:span><text:span text:style-name="T5">تَفْعِيل</text:span><text:span text:style-name="T9"> </text:span><text:span text:style-name="T1">(</text:span><text:span text:style-name="T4">tafʿīl</text:span><text:span text:style-name="T1">), active participle </text:span><text:span text:style-name="T5">مُفَعِّل</text:span><text:span text:style-name="T9"> </text:span><text:span text:style-name="T1">(</text:span><text:span text:style-name="T4">mufaʿʿil</text:span><text:span text:style-name="T1">), passive participle </text:span><text:span text:style-name="T5">مُفَعَّل</text:span><text:span text:style-name="T9"> </text:span><text:span text:style-name="T1">(</text:span><text:span text:style-name="T4">mufaʿʿal</text:span><text:span text:style-name="T1">), imperative (2nd person, m, sg) </text:span><text:span text:style-name="T5">فَعِّل</text:span><text:span text:style-name="T1">(</text:span><text:span text:style-name="T4">faʿʿil</text:span><text:span text:style-name="T1">)</text:span></text:p>
          <text:p text:style-name="Text_20_body"><text:span text:style-name="T1">This stem is formed by doubling the second </text:span>radical<text:span text:style-name="T1">. The meaning this form imparts is </text:span>intensive<text:span text:style-name="T1">, </text:span>causative<text:span text:style-name="T1">, or </text:span>declarative<text:span text:style-name="T1">.</text:span></text:p>
          <text:list xml:id="list2634611458860614104" text:style-name="L57">
            <text:list-item>
              <text:p><text:span text:style-name="T9">كَتَّبَ‏ </text:span><text:span text:style-name="T1">(</text:span><text:span text:style-name="T4">kattaba</text:span><text:span text:style-name="T1">, “to cause to </text:span>write”<text:span text:style-name="T1">, causative)</text:span></text:p>
              <text:p><text:span text:style-name="T9">قَتَّلَ‏ </text:span><text:span text:style-name="T1">(</text:span><text:span text:style-name="T4">qattala</text:span><text:span text:style-name="T1">, “to </text:span>massacre”<text:span text:style-name="T1">, intensive)</text:span></text:p>
              <text:p><text:soft-page-break/><text:span text:style-name="T9">سَلَّمَ‏ </text:span><text:span text:style-name="T1">(</text:span><text:span text:style-name="T4">sallama</text:span><text:span text:style-name="T1">, “to make </text:span>safe”<text:span text:style-name="T1">, causative)</text:span></text:p>
            </text:list-item>
          </text:list>
          <text:p text:style-name="Text_20_body"><text:span text:style-name="T1">It is frequently used as a </text:span>denominative <text:span text:style-name="T1">formation to convert nouns or adjectives into verbs.</text:span></text:p>
          <text:list xml:id="list5986949377372813034" text:style-name="L58">
            <text:list-item>
              <text:p><text:span text:style-name="T9">جَنَّسَ‏ </text:span><text:span text:style-name="T1">(</text:span><text:span text:style-name="T4">jannasa</text:span><text:span text:style-name="T1">, “to classify”), from </text:span><text:span text:style-name="T9">جِنْس‏ </text:span><text:span text:style-name="T1">(</text:span><text:span text:style-name="T4">jins</text:span><text:span text:style-name="T1">, “kind”)</text:span></text:p>
            </text:list-item>
          </text:list>
          <text:p text:style-name="List_20_Contents"><text:span text:style-name="T1">See also: </text:span>Category:Arabic form-II verbs</text:p>
          <text:h text:style-name="Heading_20_3" text:outline-level="3"><text:bookmark text:name="Form_III"/><text:span text:style-name="T1">Form III</text:span></text:h>
          <text:p text:style-name="Text_20_body"><text:span text:style-name="T1">Perfective </text:span><text:span text:style-name="T5">فَاعَلَ</text:span><text:span text:style-name="T9"> </text:span><text:span text:style-name="T1">(</text:span><text:span text:style-name="T4">fāʿala</text:span><text:span text:style-name="T1">), imperfective </text:span><text:span text:style-name="T5">يُفَاعِلُ</text:span><text:span text:style-name="T9"> </text:span><text:span text:style-name="T1">(</text:span><text:span text:style-name="T4">yufāʿilu</text:span><text:span text:style-name="T1">), verbal noun </text:span><text:span text:style-name="T5">مُفَاعَلَة</text:span><text:span text:style-name="T9"> </text:span><text:span text:style-name="T1">(</text:span><text:span text:style-name="T4">mufāʿala</text:span><text:span text:style-name="T1">), active participle </text:span><text:span text:style-name="T5">مُفَاعِل</text:span><text:span text:style-name="T9"> </text:span><text:span text:style-name="T1">(</text:span><text:span text:style-name="T4">mufāʿil</text:span><text:span text:style-name="T1">), passive participle </text:span><text:span text:style-name="T5">مُفَاعَل</text:span><text:span text:style-name="T9"> </text:span><text:span text:style-name="T1">(</text:span><text:span text:style-name="T4">mufāʿal</text:span><text:span text:style-name="T1">), imperative (2nd person, m, sg) </text:span><text:span text:style-name="T5">فَاعِل</text:span><text:span text:style-name="T9"> </text:span><text:span text:style-name="T1">(</text:span><text:span text:style-name="T4">fāʿil</text:span><text:span text:style-name="T1">)</text:span></text:p>
          <text:p text:style-name="Text_20_body"><text:span text:style-name="T1">This stem is formed by lengthening the vowel after the first </text:span>radical<text:span text:style-name="T1">. The meaning this form imparts is often </text:span>conative <text:span text:style-name="T1">and always transitive. The </text:span>indirect object <text:span text:style-name="T1">of form I is the </text:span>direct object <text:span text:style-name="T1">of form III. Thus, the object of the preposition </text:span><text:span text:style-name="T9">إِلَى‏ </text:span><text:span text:style-name="T1">(</text:span><text:span text:style-name="T4">ʾilā</text:span><text:span text:style-name="T1">, “to”) in </text:span><text:span text:style-name="T5">كَتَبَ إِلَى أَحْمَدَ</text:span><text:span text:style-name="T9"> </text:span><text:span text:style-name="T1">(</text:span><text:span text:style-name="T4">kataba ʾilā ʾaḥmada</text:span><text:span text:style-name="T1">, “he wrote to Ahmad”) becomes the direct object of the verb in </text:span><text:span text:style-name="T5">كَاتَبَ أَحْمَدَ</text:span><text:span text:style-name="T9"> </text:span><text:span text:style-name="T1">(</text:span><text:span text:style-name="T4">kātaba ʾaḥmada</text:span><text:span text:style-name="T1">, “he corresponded with Ahmad”).</text:span></text:p>
          <text:list xml:id="list6242148299517093387" text:style-name="L59">
            <text:list-item>
              <text:p><text:span text:style-name="T9">كَاتَبَ‏ </text:span><text:span text:style-name="T1">(</text:span><text:span text:style-name="T4">kātaba</text:span><text:span text:style-name="T1">, “to </text:span>correspond <text:span text:style-name="T1">with”)</text:span></text:p>
              <text:p><text:span text:style-name="T9">قَاتَلَ‏ </text:span><text:span text:style-name="T1">(</text:span><text:span text:style-name="T4">qātala</text:span><text:span text:style-name="T1">, “to try to </text:span>kill”<text:span text:style-name="T1">)</text:span></text:p>
              <text:p><text:span text:style-name="T9">سَالَمَ‏ </text:span><text:span text:style-name="T1">(</text:span><text:span text:style-name="T4">sālama</text:span><text:span text:style-name="T1">, “to make </text:span>peace <text:span text:style-name="T1">with”)</text:span></text:p>
            </text:list-item>
          </text:list>
          <text:p text:style-name="List_20_Contents"><text:span text:style-name="T1">See also: </text:span>Category:Arabic form-III verbs</text:p>
          <text:h text:style-name="Heading_20_3" text:outline-level="3"><text:bookmark text:name="Form_IV"/><text:span text:style-name="T1">Form IV</text:span></text:h>
          <text:p text:style-name="Text_20_body"><text:span text:style-name="T1">Perfective </text:span><text:span text:style-name="T5">أَفْعَلَ</text:span><text:span text:style-name="T9"> </text:span><text:span text:style-name="T1">(</text:span><text:span text:style-name="T4">ʾafʿala</text:span><text:span text:style-name="T1">), imperfective </text:span><text:span text:style-name="T5">يُفْعِلُ</text:span><text:span text:style-name="T9"> </text:span><text:span text:style-name="T1">(</text:span><text:span text:style-name="T4">yufʿilu</text:span><text:span text:style-name="T1">), verbal noun </text:span><text:span text:style-name="T5">إِفْعَال</text:span><text:span text:style-name="T9"> </text:span><text:span text:style-name="T1">(</text:span><text:span text:style-name="T4">ʾifʿāl</text:span><text:span text:style-name="T1">), active participle </text:span><text:span text:style-name="T5">مُفْعِل</text:span><text:span text:style-name="T9"> </text:span><text:span text:style-name="T1">(</text:span><text:span text:style-name="T4">mufʿil</text:span><text:span text:style-name="T1">), passive participle </text:span><text:span text:style-name="T5">مُفْعَل</text:span><text:span text:style-name="T9"> </text:span><text:span text:style-name="T1">(</text:span><text:span text:style-name="T4">mufʿal</text:span><text:span text:style-name="T1">), imperative (2nd person, m, sg) </text:span><text:span text:style-name="T5">أَفْعِل</text:span><text:span text:style-name="T9"> </text:span><text:span text:style-name="T1">(</text:span><text:span text:style-name="T4">ʾafʿil</text:span><text:span text:style-name="T1">)</text:span></text:p>
          <text:p text:style-name="Text_20_body"><text:span text:style-name="T1">This stem is formed by prefixing </text:span><text:span text:style-name="T5">أَـ</text:span><text:span text:style-name="T9"> </text:span><text:span text:style-name="T1">(</text:span><text:span text:style-name="T4">ʾa-</text:span><text:span text:style-name="T1">) and dropping the vowel of the first </text:span>radical<text:span text:style-name="T1">. In the imperfect, the </text:span><text:span text:style-name="T5">أَ</text:span><text:span text:style-name="T9"> </text:span><text:span text:style-name="T1">(</text:span><text:span text:style-name="T4">ʾa</text:span><text:span text:style-name="T1">) disappears and the regular imperfect prefix takes the vowel u, and the characteristic is i: </text:span><text:span text:style-name="T9">يُكْتِبُ‏ </text:span><text:span text:style-name="T1">(</text:span><text:span text:style-name="T4">yuktibu</text:span><text:span text:style-name="T1">). The meaning this form imparts is usually </text:span>causative<text:span text:style-name="T1">.</text:span></text:p>
          <text:list xml:id="list4705832538782921862" text:style-name="L60">
            <text:list-item>
              <text:p><text:span text:style-name="T9">أَكْتَبَ‏ </text:span><text:span text:style-name="T1">(</text:span><text:span text:style-name="T4">ʾaktaba</text:span><text:span text:style-name="T1">, “to </text:span>dictate<text:span text:style-name="T1">; to make someone write”)</text:span></text:p>
              <text:p><text:span text:style-name="T9">أَخْلَفَ‏ </text:span><text:span text:style-name="T1">(</text:span><text:span text:style-name="T4">ʾaḵlafa</text:span><text:span text:style-name="T1">, “to </text:span>leave<text:span text:style-name="T1">, to </text:span>compensate”<text:span text:style-name="T1">)</text:span></text:p>
              <text:p><text:span text:style-name="T9">أَسْلَمَ‏ </text:span><text:span text:style-name="T1">(</text:span><text:span text:style-name="T4">ʾaslama</text:span><text:span text:style-name="T1">, “to </text:span>submit”<text:span text:style-name="T1">)</text:span></text:p>
            </text:list-item>
          </text:list>
          <text:p text:style-name="Text_20_body"><text:span text:style-name="T1">Sometimes it has a </text:span>declarative <text:span text:style-name="T1">meaning: to say that someone has a certain quality.</text:span></text:p>
          <text:list xml:id="list573527249547374654" text:style-name="L61">
            <text:list-item>
              <text:p><text:span text:style-name="T9">أَحْمَدَ‏ </text:span><text:span text:style-name="T1">(</text:span><text:span text:style-name="T4">ʾaḥmada</text:span><text:span text:style-name="T1">, “to consider praiseworthy”) — from </text:span><text:span text:style-name="T9">حَمِدَ‏ </text:span><text:span text:style-name="T1">(</text:span><text:span text:style-name="T4">ḥamida</text:span><text:span text:style-name="T1">, “to praise”)</text:span></text:p>
            </text:list-item>
          </text:list>
          <text:p text:style-name="Text_20_body">Occasionally Form IV is derived from a noun and has an intransitive meaning:</text:p>
          <text:list xml:id="list3938944270809321923" text:style-name="L62">
            <text:list-item>
              <text:p><text:span text:style-name="T9">أَذْنَبَ‏ </text:span><text:span text:style-name="T1">(</text:span><text:span text:style-name="T4">ʾaḏnaba</text:span><text:span text:style-name="T1">, “to </text:span>sin”<text:span text:style-name="T1">) — from </text:span><text:span text:style-name="T9">ذَنْب‏ </text:span><text:span text:style-name="T1">(</text:span><text:span text:style-name="T4">ḏanb</text:span><text:span text:style-name="T1">, “a sin”)</text:span></text:p>
            </text:list-item>
          </text:list>
          <text:p text:style-name="List_20_Contents"><text:span text:style-name="T1">See also: </text:span>Category:Arabic form-IV verbs</text:p>
          <text:h text:style-name="Heading_20_3" text:outline-level="3"><text:bookmark text:name="Form_V"/><text:span text:style-name="T1">Form V</text:span></text:h>
          <text:p text:style-name="Text_20_body"><text:span text:style-name="T1">Perfective </text:span><text:span text:style-name="T5">تَفَعَّلَ</text:span><text:span text:style-name="T9"> </text:span><text:span text:style-name="T1">(</text:span><text:span text:style-name="T4">tafaʿʿala</text:span><text:span text:style-name="T1">), imperfective </text:span><text:span text:style-name="T5">يَتَفَعَّلُ</text:span><text:span text:style-name="T9"> </text:span><text:span text:style-name="T1">(</text:span><text:span text:style-name="T4">yatafaʿʿalu</text:span><text:span text:style-name="T1">), verbal noun </text:span><text:span text:style-name="T5">تَفَعُّل</text:span><text:span text:style-name="T9"> </text:span><text:span text:style-name="T1">(</text:span><text:span text:style-name="T4">tafaʿʿul</text:span><text:span text:style-name="T1">), active participle </text:span><text:span text:style-name="T5">مُتَفَعِّل</text:span><text:span text:style-name="T9"> </text:span><text:span text:style-name="T1">(</text:span><text:span text:style-name="T4">mutafaʿʿil</text:span><text:span text:style-name="T1">), passive participle </text:span><text:span text:style-name="T5">مُتَفَعَّل</text:span><text:span text:style-name="T9"> </text:span><text:span text:style-name="T1">(</text:span><text:span text:style-name="T4">mutafaʿʿal</text:span><text:span text:style-name="T1">), imperative (2nd person, m, sg) </text:span><text:span text:style-name="T5">تَفَعَّل</text:span><text:span text:style-name="T9"> </text:span><text:span text:style-name="T1">(</text:span><text:span text:style-name="T4">tafaʿʿal</text:span><text:span text:style-name="T1">)</text:span></text:p>
          <text:p text:style-name="Text_20_body"><text:bookmark text:name="cite_ref-1"/><text:span text:style-name="T1">This stem is formed by prefixing </text:span><text:span text:style-name="T9">تَـ‏ </text:span><text:span text:style-name="T1">(</text:span><text:span text:style-name="T4">ta-</text:span><text:span text:style-name="T1">) to form II. The meaning this form imparts is the </text:span>reflexive <text:span text:style-name="T1">or </text:span>passive <text:span text:style-name="T1">of form II. Out of the </text:span>reflexive <text:span text:style-name="T1">also arises the </text:span>effective<text:span text:style-name="T1">. This differs from the </text:span>passive <text:span text:style-name="T1">in </text:span><text:soft-page-break/><text:span text:style-name="T1">that the latter indicates that the person is the object of, or experiences the effect of, the action of a another; whereas the </text:span>effective <text:span text:style-name="T1">implies that an act is done to a person, or a state produced in him, whether it is caused by another or himself. </text:span>[1]</text:p>
          <text:list xml:id="list2990912392334437598" text:style-name="L63">
            <text:list-item>
              <text:p><text:span text:style-name="T9">تَفَرَّقَ‏ </text:span><text:span text:style-name="T1">(</text:span><text:span text:style-name="T4">tafarraqa</text:span><text:span text:style-name="T1">, “to </text:span>scatter”<text:span text:style-name="T1">, intransitive)</text:span></text:p>
              <text:p><text:span text:style-name="T9">تَخَلَّفَ‏ </text:span><text:span text:style-name="T1">(</text:span><text:span text:style-name="T4">taḵallafa</text:span><text:span text:style-name="T1">, “to </text:span>hold back <text:span text:style-name="T1">from”)</text:span></text:p>
              <text:p><text:span text:style-name="T9">تَسَلَّمَ‏ </text:span><text:span text:style-name="T1">(</text:span><text:span text:style-name="T4">tasallama</text:span><text:span text:style-name="T1">, “to receive the </text:span>surrender”<text:span text:style-name="T1">)</text:span></text:p>
            </text:list-item>
          </text:list>
          <text:p text:style-name="List_20_Contents"><text:span text:style-name="T1">See also: </text:span>Category:Arabic form-V verbs</text:p>
          <text:h text:style-name="Heading_20_3" text:outline-level="3"><text:bookmark text:name="Form_VI"/><text:span text:style-name="T1">Form VI</text:span></text:h>
          <text:p text:style-name="Text_20_body"><text:span text:style-name="T1">Perfective </text:span><text:span text:style-name="T5">تَفَاعَلَ</text:span><text:span text:style-name="T9"> </text:span><text:span text:style-name="T1">(</text:span><text:span text:style-name="T4">tafāʿala</text:span><text:span text:style-name="T1">), imperfective </text:span><text:span text:style-name="T5">يَتَفَاعَلُ</text:span><text:span text:style-name="T9"> </text:span><text:span text:style-name="T1">(</text:span><text:span text:style-name="T4">yatafāʿalu</text:span><text:span text:style-name="T1">), verbal noun </text:span><text:span text:style-name="T5">تَفَاعُل</text:span><text:span text:style-name="T9"> </text:span><text:span text:style-name="T1">(</text:span><text:span text:style-name="T4">tafāʿul</text:span><text:span text:style-name="T1">), active participle </text:span><text:span text:style-name="T5">مُتَفَاعِل</text:span><text:span text:style-name="T9"> </text:span><text:span text:style-name="T1">(</text:span><text:span text:style-name="T4">mutafāʿil</text:span><text:span text:style-name="T1">), passive participle </text:span><text:span text:style-name="T5">مُتَفَاعَل</text:span><text:span text:style-name="T9"> </text:span><text:span text:style-name="T1">(</text:span><text:span text:style-name="T4">mutafāʿal</text:span><text:span text:style-name="T1">), imperative (2nd person, m, sg) </text:span><text:span text:style-name="T5">تَفَاعَل</text:span><text:span text:style-name="T9"> </text:span><text:span text:style-name="T1">(</text:span><text:span text:style-name="T4">tafāʿal</text:span><text:span text:style-name="T1">)</text:span></text:p>
          <text:p text:style-name="Text_20_body"><text:span text:style-name="T1">This stem is formed by prefixing </text:span><text:span text:style-name="T9">تَـ‏ </text:span><text:span text:style-name="T1">(</text:span><text:span text:style-name="T4">ta-</text:span><text:span text:style-name="T1">) to form III. The imperfect has the vowel a throughout, except for the last: </text:span><text:span text:style-name="T9">يَتَكَاتَبُ‏ </text:span><text:span text:style-name="T1">(</text:span><text:span text:style-name="T4">yatakātabu</text:span><text:span text:style-name="T1">), yatakātabu. The meaning this form imparts is </text:span>reciprocal <text:span text:style-name="T1">or one of </text:span>pretence<text:span text:style-name="T1">.</text:span></text:p>
          <text:list xml:id="list2731035190382997440" text:style-name="L64">
            <text:list-item>
              <text:p><text:span text:style-name="T9">تَقَاتَلَ‏ </text:span><text:span text:style-name="T1">(</text:span><text:span text:style-name="T4">taqātala</text:span><text:span text:style-name="T1">, “to </text:span>fight <text:span text:style-name="T1">with one another”)</text:span></text:p>
              <text:p><text:span text:style-name="T9">تَكَاتَبَ‏ </text:span><text:span text:style-name="T1">(</text:span><text:span text:style-name="T4">takātaba</text:span><text:span text:style-name="T1">, “to </text:span>write <text:span text:style-name="T1">to each other”)</text:span></text:p>
              <text:p><text:span text:style-name="T9">تَسَالَمَ‏ </text:span><text:span text:style-name="T1">(</text:span><text:span text:style-name="T4">tasālama</text:span><text:span text:style-name="T1">, “to make </text:span>peace <text:span text:style-name="T1">together”)</text:span></text:p>
              <text:p><text:span text:style-name="T9">تَنَاعَسَ‏ </text:span><text:span text:style-name="T1">(</text:span><text:span text:style-name="T4">tanāʿasa</text:span><text:span text:style-name="T1">, “to pretend to </text:span>sleep”<text:span text:style-name="T1">)</text:span></text:p>
            </text:list-item>
          </text:list>
          <text:p text:style-name="List_20_Contents"><text:span text:style-name="T1">See also: </text:span>Category:Arabic form-VI verbs</text:p>
          <text:h text:style-name="Heading_20_3" text:outline-level="3"><text:bookmark text:name="Form_VII"/><text:span text:style-name="T1">Form VII</text:span></text:h>
          <text:p text:style-name="Text_20_body"><text:span text:style-name="T1">Perfective </text:span><text:span text:style-name="T5">اِنْفَعَلَ</text:span><text:span text:style-name="T9"> </text:span><text:span text:style-name="T1">(</text:span><text:span text:style-name="T4">infaʿala</text:span><text:span text:style-name="T1">), imperfective </text:span><text:span text:style-name="T5">يَنْفَعِلُ</text:span><text:span text:style-name="T9"> </text:span><text:span text:style-name="T1">(</text:span><text:span text:style-name="T4">yanfaʿilu</text:span><text:span text:style-name="T1">), verbal noun </text:span><text:span text:style-name="T5">اِنْفِعَال</text:span><text:span text:style-name="T9"> </text:span><text:span text:style-name="T1">(</text:span><text:span text:style-name="T4">infiʿāl</text:span><text:span text:style-name="T1">), active participle </text:span><text:span text:style-name="T5">مُنْفَعِل</text:span><text:span text:style-name="T9"> </text:span><text:span text:style-name="T1">(</text:span><text:span text:style-name="T4">munfaʿil</text:span><text:span text:style-name="T1">), passive participle </text:span><text:span text:style-name="T5">مُنْفَعَل</text:span><text:span text:style-name="T9"> </text:span><text:span text:style-name="T1">(</text:span><text:span text:style-name="T4">munfaʿal</text:span><text:span text:style-name="T1">), imperative (2nd person, m, sg) </text:span><text:span text:style-name="T5">اِنْفَعِل</text:span><text:span text:style-name="T9"> </text:span><text:span text:style-name="T1">(</text:span><text:span text:style-name="T4">infaʿil</text:span><text:span text:style-name="T1">)</text:span></text:p>
          <text:p text:style-name="Text_20_body"><text:span text:style-name="T1">This stem is formed by prefixing </text:span><text:span text:style-name="T9">نـ‏ </text:span><text:span text:style-name="T1">(</text:span><text:span text:style-name="T4">n-</text:span><text:span text:style-name="T1">) with an </text:span>prothetic <text:span text:style-name="T1">vowel (</text:span><text:span text:style-name="T9">اِ‏ </text:span><text:span text:style-name="T1">(</text:span><text:span text:style-name="T4">i</text:span><text:span text:style-name="T1">)) where necessary (in-). The meaning this form imparts is </text:span>reflexive <text:span text:style-name="T1">or </text:span>passive<text:span text:style-name="T1">. Note: this form should not be made from roots whose first radical is ‭</text:span><text:span text:style-name="T9">ر‏ </text:span><text:span text:style-name="T1">(</text:span><text:span text:style-name="T4">r</text:span><text:span text:style-name="T1">), </text:span><text:span text:style-name="T9">ل‏</text:span><text:span text:style-name="T1">(</text:span><text:span text:style-name="T4">l</text:span><text:span text:style-name="T1">), </text:span><text:span text:style-name="T9">ي‏ </text:span><text:span text:style-name="T1">(</text:span><text:span text:style-name="T4">y</text:span><text:span text:style-name="T1">), </text:span><text:span text:style-name="T9">و‏ </text:span><text:span text:style-name="T1">(</text:span><text:span text:style-name="T4">w</text:span><text:span text:style-name="T1">), </text:span><text:span text:style-name="T9">أ‏ </text:span><text:span text:style-name="T1">(</text:span><text:span text:style-name="T4">ʾ</text:span><text:span text:style-name="T1">), or </text:span><text:span text:style-name="T9">ن‏ </text:span><text:span text:style-name="T1">(</text:span><text:span text:style-name="T4">n</text:span><text:span text:style-name="T1">), although some people do it.</text:span></text:p>
          <text:list xml:id="list1973499724923252840" text:style-name="L65">
            <text:list-item>
              <text:p><text:span text:style-name="T9">اِنْكَتَبَ‏ </text:span><text:span text:style-name="T1">(</text:span><text:span text:style-name="T4">inkataba</text:span><text:span text:style-name="T1">, “to </text:span>subscribe”<text:span text:style-name="T1">)</text:span></text:p>
              <text:p><text:span text:style-name="T9">اِنْكَسَرَ‏ </text:span><text:span text:style-name="T1">(</text:span><text:span text:style-name="T4">inkasara</text:span><text:span text:style-name="T1">, “to be </text:span>broken”<text:span text:style-name="T1">)</text:span></text:p>
            </text:list-item>
          </text:list>
          <text:p text:style-name="List_20_Contents"><text:span text:style-name="T1">See also: </text:span>Category:Arabic form-VII verbs</text:p>
          <text:h text:style-name="Heading_20_3" text:outline-level="3"><text:bookmark text:name="Form_VIII"/><text:span text:style-name="T1">Form VIII</text:span></text:h>
          <text:p text:style-name="Text_20_body"><text:span text:style-name="T1">Perfective </text:span><text:span text:style-name="T5">اِفْتَعَلَ</text:span><text:span text:style-name="T9"> </text:span><text:span text:style-name="T1">(</text:span><text:span text:style-name="T4">iftaʿala</text:span><text:span text:style-name="T1">), imperfective </text:span><text:span text:style-name="T5">يَفْتَعِلُ</text:span><text:span text:style-name="T9"> </text:span><text:span text:style-name="T1">(</text:span><text:span text:style-name="T4">yaftaʿilu</text:span><text:span text:style-name="T1">), verbal noun </text:span><text:span text:style-name="T5">اِفْتِعَال</text:span><text:span text:style-name="T9"> </text:span><text:span text:style-name="T1">(</text:span><text:span text:style-name="T4">iftiʿāl</text:span><text:span text:style-name="T1">), active participle </text:span><text:span text:style-name="T5">مُفْتَعِل</text:span><text:span text:style-name="T9"> </text:span><text:span text:style-name="T1">(</text:span><text:span text:style-name="T4">muftaʿil</text:span><text:span text:style-name="T1">), passive participle </text:span><text:span text:style-name="T5">مُفْتَعَل</text:span><text:span text:style-name="T9"> </text:span><text:span text:style-name="T1">(</text:span><text:span text:style-name="T4">muftaʿal</text:span><text:span text:style-name="T1">), imperative (2nd person, m, sg) </text:span><text:span text:style-name="T5">اِفْتَعِلُ</text:span><text:span text:style-name="T9"> </text:span><text:span text:style-name="T1">(</text:span><text:span text:style-name="T4">iftaʿilu</text:span><text:span text:style-name="T1">)</text:span></text:p>
          <text:p text:style-name="Text_20_body"><text:span text:style-name="T1">This stem is formed by infixing </text:span><text:span text:style-name="T9">ـتَـ‏ </text:span><text:span text:style-name="T1">(</text:span><text:span text:style-name="T4">-ta-</text:span><text:span text:style-name="T1">) after the first </text:span>radical<text:span text:style-name="T1">, and with an </text:span>prothetic <text:span text:style-name="T1">vowel (</text:span><text:span text:style-name="T9">اِ‏ </text:span><text:span text:style-name="T1">(</text:span><text:span text:style-name="T4">i</text:span><text:span text:style-name="T1">)) where necessary. The meaning this form imparts is the </text:span>reflexive <text:span text:style-name="T1">or sometimes </text:span>passive<text:span text:style-name="T1">, of the first form.</text:span></text:p>
          <text:list xml:id="list4517319459751566164" text:style-name="L66">
            <text:list-item>
              <text:p><text:span text:style-name="T9">اِقْتَتَلَ‏ </text:span><text:span text:style-name="T1">(</text:span><text:span text:style-name="T4">iqtatala</text:span><text:span text:style-name="T1">, “to </text:span>fight <text:span text:style-name="T1">with one another”)</text:span></text:p>
              <text:p><text:span text:style-name="T9">اِكْتَتَبَ‏ </text:span><text:span text:style-name="T1">(</text:span><text:span text:style-name="T4">iktataba</text:span><text:span text:style-name="T1">, “to </text:span>write <text:span text:style-name="T1">to each other”)</text:span></text:p>
              <text:p><text:soft-page-break/><text:span text:style-name="T9">اِسْتَلَمَ‏ </text:span><text:span text:style-name="T1">(</text:span><text:span text:style-name="T4">istalama</text:span><text:span text:style-name="T1">, “to </text:span>receive”<text:span text:style-name="T1">)</text:span></text:p>
            </text:list-item>
          </text:list>
          <text:p text:style-name="Text_20_body"><text:span text:style-name="T1">When the first radical of the root is </text:span><text:span text:style-name="T9">ط‏ </text:span><text:span text:style-name="T1">(</text:span><text:span text:style-name="T4">ṭ</text:span><text:span text:style-name="T1">) , </text:span><text:span text:style-name="T9">ض‏ </text:span><text:span text:style-name="T1">(</text:span><text:span text:style-name="T4">ḍ</text:span><text:span text:style-name="T1">) , </text:span><text:span text:style-name="T9">ص‏ </text:span><text:span text:style-name="T1">(</text:span><text:span text:style-name="T4">ṣ</text:span><text:span text:style-name="T1">) , </text:span><text:span text:style-name="T9">ز‏ </text:span><text:span text:style-name="T1">(</text:span><text:span text:style-name="T4">z</text:span><text:span text:style-name="T1">) , </text:span><text:span text:style-name="T9">ذ‏ </text:span><text:span text:style-name="T1">(</text:span><text:span text:style-name="T4">ḏ</text:span><text:span text:style-name="T1">) , </text:span><text:span text:style-name="T9">د‏ </text:span><text:span text:style-name="T1">(</text:span><text:span text:style-name="T4">d</text:span><text:span text:style-name="T1">) , </text:span><text:span text:style-name="T9">ث‏ </text:span><text:span text:style-name="T1">(</text:span><text:span text:style-name="T4">ṯ</text:span><text:span text:style-name="T1">) , </text:span><text:span text:style-name="T9">ت‏ </text:span><text:span text:style-name="T1">(</text:span><text:span text:style-name="T4">t</text:span><text:span text:style-name="T1">) , or </text:span><text:span text:style-name="T9">ظ‏ </text:span><text:span text:style-name="T1">(</text:span><text:span text:style-name="T4">ẓ</text:span><text:span text:style-name="T1">), the infixed </text:span><text:span text:style-name="T9">ـتـ‏ </text:span><text:span text:style-name="T1">(</text:span><text:span text:style-name="T4">-t-</text:span><text:span text:style-name="T1">) is completely assimilated, or assimilated in voicing or emphasis:</text:span></text:p>
          <text:list xml:id="list7570679161802488265" text:style-name="L67">
            <text:list-item>
              <text:p><text:span text:style-name="T9">اِدَّرَكَ‏ </text:span><text:span text:style-name="T1">(</text:span><text:span text:style-name="T4">iddaraka</text:span><text:span text:style-name="T1">) = </text:span><text:span text:style-name="T9">ت‏ </text:span><text:span text:style-name="T1">(</text:span><text:span text:style-name="T4">t</text:span><text:span text:style-name="T1">) + </text:span><text:span text:style-name="T9">دَرَكَ‏ </text:span><text:span text:style-name="T1">(</text:span><text:span text:style-name="T4">daraka</text:span><text:span text:style-name="T1">) – complete assimilation</text:span></text:p>
            </text:list-item>
            <text:list-item>
              <text:p><text:span text:style-name="T9">اِزْدَحَمَ‏ </text:span><text:span text:style-name="T1">(</text:span><text:span text:style-name="T4">izdaḥama</text:span><text:span text:style-name="T1">) = </text:span><text:span text:style-name="T9">ت‏ </text:span><text:span text:style-name="T1">(</text:span><text:span text:style-name="T4">t</text:span><text:span text:style-name="T1">) + </text:span><text:span text:style-name="T9">زَحَمَ‏ </text:span><text:span text:style-name="T1">(</text:span><text:span text:style-name="T4">zaḥama</text:span><text:span text:style-name="T1">) – voicing assimilation</text:span></text:p>
            </text:list-item>
            <text:list-item>
              <text:p><text:span text:style-name="T9">اِضْطَرَبَ‏ </text:span><text:span text:style-name="T1">(</text:span><text:span text:style-name="T4">iḍṭaraba</text:span><text:span text:style-name="T1">) = </text:span><text:span text:style-name="T9">ت‏ </text:span><text:span text:style-name="T1">(</text:span><text:span text:style-name="T4">t</text:span><text:span text:style-name="T1">) + </text:span><text:span text:style-name="T9">ضَرَبَ‏ </text:span><text:span text:style-name="T1">(</text:span><text:span text:style-name="T4">ḍaraba</text:span><text:span text:style-name="T1">) – emphasis assimilation; formerly assimilation of both voicing and emphasis when </text:span><text:span text:style-name="T9">ط‏ </text:span><text:span text:style-name="T1">(</text:span><text:span text:style-name="T4">ṭ</text:span><text:span text:style-name="T1">) was a voiced consonant</text:span></text:p>
            </text:list-item>
          </text:list>
          <text:p text:style-name="List_20_Contents"><text:span text:style-name="T1">See also: </text:span>Category:Arabic form-VIII verbs</text:p>
          <text:h text:style-name="Heading_20_3" text:outline-level="3"><text:bookmark text:name="Form_IX"/><text:span text:style-name="T1">Form IX</text:span></text:h>
          <text:p text:style-name="Text_20_body"><text:span text:style-name="T1">Perfective </text:span><text:span text:style-name="T5">اِفْعَلَّ</text:span><text:span text:style-name="T9"> </text:span><text:span text:style-name="T1">(</text:span><text:span text:style-name="T4">ifʿalla</text:span><text:span text:style-name="T1">), imperfective </text:span><text:span text:style-name="T5">يَفْعَلُّ</text:span><text:span text:style-name="T9"> </text:span><text:span text:style-name="T1">(</text:span><text:span text:style-name="T4">yafʿallu</text:span><text:span text:style-name="T1">), verbal noun </text:span><text:span text:style-name="T5">اِفْعِلَال</text:span><text:span text:style-name="T9"> </text:span><text:span text:style-name="T1">(</text:span><text:span text:style-name="T4">ifʿilāl</text:span><text:span text:style-name="T1">), active participle </text:span><text:span text:style-name="T5">مُفْعَلّ</text:span><text:span text:style-name="T9"> </text:span><text:span text:style-name="T1">(</text:span><text:span text:style-name="T4">mufʿall</text:span><text:span text:style-name="T1">), imperative (2nd person, m, sg) </text:span><text:span text:style-name="T5">اِفْعَلّ</text:span><text:span text:style-name="T9"> </text:span><text:span text:style-name="T1">(</text:span><text:span text:style-name="T4">ifʿall</text:span><text:span text:style-name="T1">)</text:span></text:p>
          <text:p text:style-name="Text_20_body"><text:span text:style-name="T1">This stem is formed by dropping the vowel of the first radical, adding an </text:span>prothetic <text:span text:style-name="T1">vowel (</text:span><text:span text:style-name="T9">اِ‏ </text:span><text:span text:style-name="T1">(</text:span><text:span text:style-name="T4">i</text:span><text:span text:style-name="T1">)) as necessary, and doubling the final radical. This form is used by only a small number of verbs denoting color or bodily defect. It is frequently connected to an adjective with the form </text:span><text:span text:style-name="T5">أَفْعَل</text:span><text:span text:style-name="T9"> </text:span><text:span text:style-name="T1">(</text:span><text:span text:style-name="T4">ʾafʿal</text:span><text:span text:style-name="T1">); see </text:span>Appendix:Arabic nominals § Color or defect adjectives<text:span text:style-name="T1">.</text:span></text:p>
          <text:list xml:id="list7682829812248899254" text:style-name="L68">
            <text:list-item>
              <text:p><text:span text:style-name="T9">اِحْمَرَّ‏ </text:span><text:span text:style-name="T1">(</text:span><text:span text:style-name="T4">iḥmarra</text:span><text:span text:style-name="T1">, “to turn </text:span>red<text:span text:style-name="T1">, to </text:span>blush”<text:span text:style-name="T1">) – </text:span><text:span text:style-name="T9">أَحْمَر‏ </text:span><text:span text:style-name="T1">(</text:span><text:span text:style-name="T4">ʾaḥmar</text:span><text:span text:style-name="T1">, “red”)</text:span></text:p>
              <text:p><text:span text:style-name="T9">اِصْفَرَّ‏ </text:span><text:span text:style-name="T1">(</text:span><text:span text:style-name="T4">iṣfarra</text:span><text:span text:style-name="T1">, “to turn </text:span>yellow<text:span text:style-name="T1">, to </text:span>pale”<text:span text:style-name="T1">) – </text:span><text:span text:style-name="T9">أَصْفَر‏ </text:span><text:span text:style-name="T1">(</text:span><text:span text:style-name="T4">ʾaṣfar</text:span><text:span text:style-name="T1">, “pale”)</text:span></text:p>
              <text:p><text:span text:style-name="T9">اِبْيَضَّ‏ </text:span><text:span text:style-name="T1">(</text:span><text:span text:style-name="T4">ibyaḍḍa</text:span><text:span text:style-name="T1">, “to turn </text:span>white”<text:span text:style-name="T1">) – </text:span><text:span text:style-name="T9">أَبْيَض‏ </text:span><text:span text:style-name="T1">(</text:span><text:span text:style-name="T4">ʾabyaḍ</text:span><text:span text:style-name="T1">, “white”)</text:span></text:p>
              <text:p><text:span text:style-name="T9">اِزْرَقَّ‏ </text:span><text:span text:style-name="T1">(</text:span><text:span text:style-name="T4">izraqqa</text:span><text:span text:style-name="T1">, “to turn </text:span>blue”<text:span text:style-name="T1">) – </text:span><text:span text:style-name="T9">أَزْرَق‏ </text:span><text:span text:style-name="T1">(</text:span><text:span text:style-name="T4">ʾazraq</text:span><text:span text:style-name="T1">, “blue”)</text:span></text:p>
              <text:p><text:span text:style-name="T9">اِعْوَجَّ‏ </text:span><text:span text:style-name="T1">(</text:span><text:span text:style-name="T4">iʿwajja</text:span><text:span text:style-name="T1">, “to be </text:span>twisted”<text:span text:style-name="T1">)</text:span></text:p>
            </text:list-item>
          </text:list>
          <text:p text:style-name="List_20_Contents"><text:span text:style-name="T1">See also: </text:span>Category:Arabic form-IX verbs</text:p>
          <text:h text:style-name="Heading_20_3" text:outline-level="3"><text:bookmark text:name="Form_X"/><text:span text:style-name="T1">Form X</text:span></text:h>
          <text:p text:style-name="Text_20_body"><text:span text:style-name="T1">Perfective </text:span><text:span text:style-name="T5">اِسْتَفْعَلَ</text:span><text:span text:style-name="T9"> </text:span><text:span text:style-name="T1">(</text:span><text:span text:style-name="T4">istafʿala</text:span><text:span text:style-name="T1">), imperfective </text:span><text:span text:style-name="T5">يَسْتَفْعِلُ</text:span><text:span text:style-name="T9"> </text:span><text:span text:style-name="T1">(</text:span><text:span text:style-name="T4">yastafʿilu</text:span><text:span text:style-name="T1">), verbal noun </text:span><text:span text:style-name="T5">اِسْتِفْعَال</text:span><text:span text:style-name="T9"> </text:span><text:span text:style-name="T1">(</text:span><text:span text:style-name="T4">istifʿāl</text:span><text:span text:style-name="T1">), active participle </text:span><text:span text:style-name="T5">مُسْتَفْعِل</text:span><text:span text:style-name="T9"> </text:span><text:span text:style-name="T1">(</text:span><text:span text:style-name="T4">mustafʿil</text:span><text:span text:style-name="T1">), passive participle </text:span><text:span text:style-name="T5">مُسْتَفْعَل</text:span><text:span text:style-name="T9"> </text:span><text:span text:style-name="T1">(</text:span><text:span text:style-name="T4">mustafʿal</text:span><text:span text:style-name="T1">), imperative (2nd person, m, sg) </text:span><text:span text:style-name="T5">اِسْتَفْعِل</text:span><text:span text:style-name="T9"> </text:span><text:span text:style-name="T1">(</text:span><text:span text:style-name="T4">istafʿil</text:span><text:span text:style-name="T1">)</text:span></text:p>
          <text:p text:style-name="Text_20_body"><text:span text:style-name="T1">This stem is formed by prefixing </text:span><text:span text:style-name="T5">ـسْتـ</text:span><text:span text:style-name="T9"> </text:span><text:span text:style-name="T1">(</text:span><text:span text:style-name="T4">-sta-</text:span><text:span text:style-name="T1">), with an </text:span>prothetic <text:span text:style-name="T1">vowel (</text:span><text:span text:style-name="T9">اِ‏ </text:span><text:span text:style-name="T1">(</text:span><text:span text:style-name="T4">i</text:span><text:span text:style-name="T1">)) where necessary, and dropping the vowel of the first </text:span>radical<text:span text:style-name="T1">. The meaning this form imparts is to ask or think that the sense of form I should be done.</text:span></text:p>
          <text:list xml:id="list5147351251226345556" text:style-name="L69">
            <text:list-item>
              <text:p><text:span text:style-name="T9">اِسْتَقْتَلَ‏ </text:span><text:span text:style-name="T1">(</text:span><text:span text:style-name="T4">istaqtala</text:span><text:span text:style-name="T1">, “to </text:span>risk <text:span text:style-name="T1">oneʼs life”)</text:span></text:p>
              <text:p><text:span text:style-name="T9">اِسْتَكْتَبَ‏ </text:span><text:span text:style-name="T1">(</text:span><text:span text:style-name="T4">istaktaba</text:span><text:span text:style-name="T1">, “to ask someone to </text:span>write”<text:span text:style-name="T1">)</text:span></text:p>
              <text:p><text:span text:style-name="T9">اِسْتَسْلَمَ‏ </text:span><text:span text:style-name="T1">(</text:span><text:span text:style-name="T4">istaslama</text:span><text:span text:style-name="T1">, “to </text:span>submit<text:span text:style-name="T1">, to keep to the </text:span>middle of the road”<text:span text:style-name="T1">)</text:span></text:p>
            </text:list-item>
          </text:list>
          <text:p text:style-name="List_20_Contents"><text:span text:style-name="T1">See also: </text:span>Category:Arabic form-X verbs</text:p>
          <text:h text:style-name="Heading_20_3" text:outline-level="3"><text:bookmark text:name="Form_Iq"/><text:span text:style-name="T1">Form Iq</text:span></text:h>
          <text:p text:style-name="Text_20_body"><text:span text:style-name="T1">Perfective </text:span><text:span text:style-name="T5">فَعْلَقَ</text:span><text:span text:style-name="T9"> </text:span><text:span text:style-name="T1">(</text:span><text:span text:style-name="T4">faʿlaqa</text:span><text:span text:style-name="T1">), imperfective </text:span><text:span text:style-name="T5">يُفَعْلِقُ</text:span><text:span text:style-name="T9"> </text:span><text:span text:style-name="T1">(</text:span><text:span text:style-name="T4">yufaʿliqu</text:span><text:span text:style-name="T1">), verbal noun </text:span><text:span text:style-name="T5">فَعْلَقَة</text:span><text:span text:style-name="T9"> </text:span><text:span text:style-name="T1">(</text:span><text:span text:style-name="T4">faʿlaqa</text:span><text:span text:style-name="T1">), active participle </text:span><text:span text:style-name="T5">مُفَعْلِق</text:span><text:span text:style-name="T9"> </text:span><text:span text:style-name="T1">(</text:span><text:span text:style-name="T4">mufaʿliq</text:span><text:span text:style-name="T1">), passive participle </text:span><text:span text:style-name="T5">مُفَعْلَق</text:span><text:span text:style-name="T9"> </text:span><text:span text:style-name="T1">(</text:span><text:span text:style-name="T4">mufaʿlaq</text:span><text:span text:style-name="T1">), imperative (2nd person, m, sg) </text:span><text:span text:style-name="T5">فَعْلِقْ</text:span><text:span text:style-name="T9"> </text:span><text:span text:style-name="T1">(</text:span><text:span text:style-name="T4">faʿliq</text:span><text:span text:style-name="T1">)</text:span></text:p>
          <text:p text:style-name="Text_20_body"><text:soft-page-break/>This is the simplest basic form of a quadriliteral verb. Most verbs are transitive, although a subset with reduplicated roots often are not. This form is similar to form II of triliteral roots.</text:p>
          <text:list xml:id="list2419524763253819784" text:style-name="L70">
            <text:list-item>
              <text:p><text:span text:style-name="T9">طَمْأَنَ‏ </text:span><text:span text:style-name="T1">(</text:span><text:span text:style-name="T4">ṭamʾana</text:span><text:span text:style-name="T1">, “to </text:span>pacify”<text:span text:style-name="T1">)</text:span></text:p>
              <text:p><text:span text:style-name="T9">تَرْجَمَ‏ </text:span><text:span text:style-name="T1">(</text:span><text:span text:style-name="T4">tarjama</text:span><text:span text:style-name="T1">, “to </text:span>translate”<text:span text:style-name="T1">)</text:span></text:p>
              <text:p><text:span text:style-name="T9">هَنْدَسَ‏ </text:span><text:span text:style-name="T1">(</text:span><text:span text:style-name="T4">handasa</text:span><text:span text:style-name="T1">, “to </text:span>engineer”<text:span text:style-name="T1">)</text:span></text:p>
              <text:p><text:span text:style-name="T9">قَهْقَهَ‏ </text:span><text:span text:style-name="T1">(</text:span><text:span text:style-name="T4">qahqaha</text:span><text:span text:style-name="T1">, “to </text:span>laugh <text:span text:style-name="T1">loudly”)</text:span></text:p>
            </text:list-item>
          </text:list>
          <text:p text:style-name="Text_20_body">The formation is sometimes used to convert nouns into verbs.</text:p>
          <text:list xml:id="list8302585718208297868" text:style-name="L71">
            <text:list-item>
              <text:p><text:span text:style-name="T9">فَيْلَسُوف‏ </text:span><text:span text:style-name="T1">(</text:span><text:span text:style-name="T4">faylasūf</text:span><text:span text:style-name="T1">, “philosopher”) → </text:span><text:span text:style-name="T9">فَلْسَفَ‏ </text:span><text:span text:style-name="T1">(</text:span><text:span text:style-name="T4">falsafa</text:span><text:span text:style-name="T1">, “to philosophize”)</text:span></text:p>
            </text:list-item>
          </text:list>
          <text:p text:style-name="List_20_Contents"><text:span text:style-name="T1">See also: </text:span>Category:Arabic form-Iq verbs</text:p>
          <text:h text:style-name="Heading_20_3" text:outline-level="3"><text:bookmark text:name="Form_IIq"/><text:span text:style-name="T1">Form IIq</text:span></text:h>
          <text:p text:style-name="Text_20_body"><text:span text:style-name="T1">Perfective </text:span><text:span text:style-name="T5">تَفَعْلَقَ</text:span><text:span text:style-name="T9"> </text:span><text:span text:style-name="T1">(</text:span><text:span text:style-name="T4">tafaʿlaqa</text:span><text:span text:style-name="T1">), imperfective </text:span><text:span text:style-name="T5">يَتَفَعْلَقُ</text:span><text:span text:style-name="T9"> </text:span><text:span text:style-name="T1">(</text:span><text:span text:style-name="T4">yatafaʿlaqu</text:span><text:span text:style-name="T1">), verbal noun </text:span><text:span text:style-name="T5">تَفَعْلُقَ</text:span><text:span text:style-name="T9"> </text:span><text:span text:style-name="T1">(</text:span><text:span text:style-name="T4">tafaʿluqa</text:span><text:span text:style-name="T1">), active participle </text:span><text:span text:style-name="T5">مُتَفَْلِق</text:span><text:span text:style-name="T9"> </text:span><text:span text:style-name="T1">(</text:span><text:span text:style-name="T4">mutafaliq</text:span><text:span text:style-name="T1">), passive participle </text:span><text:span text:style-name="T5">مُتَفَعْلَق</text:span><text:span text:style-name="T9"> </text:span><text:span text:style-name="T1">(</text:span><text:span text:style-name="T4">mutafaʿlaq</text:span><text:span text:style-name="T1">), imperative (2nd person, m, sg) </text:span><text:span text:style-name="T5">تَفَعْلَقْ</text:span><text:span text:style-name="T9"> </text:span><text:span text:style-name="T1">(</text:span><text:span text:style-name="T4">tafaʿlaq</text:span><text:span text:style-name="T1">)</text:span></text:p>
          <text:p text:style-name="Text_20_body"><text:span text:style-name="T1">This is a quadriliteral root stem, formed by prefixing </text:span><text:span text:style-name="T5">تَ</text:span><text:span text:style-name="T9"> </text:span><text:span text:style-name="T1">(</text:span><text:span text:style-name="T4">ta</text:span><text:span text:style-name="T1">) to form Iq. The meaning this form imparts is the </text:span>reflexive <text:span text:style-name="T1">or </text:span>passive <text:span text:style-name="T1">of form Iq. This form is similar to form V of triliteral roots.</text:span></text:p>
          <text:list xml:id="list8157108206730051267" text:style-name="L72">
            <text:list-item>
              <text:p><text:span text:style-name="T9">تَبَلْوَرَ‏ </text:span><text:span text:style-name="T1">(</text:span><text:span text:style-name="T4">tabalwara</text:span><text:span text:style-name="T1">, “to be </text:span>crystalized”<text:span text:style-name="T1">)</text:span></text:p>
            </text:list-item>
          </text:list>
          <text:p text:style-name="List_20_Contents"><text:span text:style-name="T1">See also: </text:span>Category:Arabic form-IIq verbs</text:p>
          <text:h text:style-name="Heading_20_3" text:outline-level="3"><text:bookmark text:name="Other_forms"/><text:span text:style-name="T1">Other forms</text:span></text:h>
          <text:p text:style-name="Text_20_body">These forms were already rare in Classical Arabic, and are even more so in Modern Standard Arabic.</text:p>
          <text:h text:style-name="Heading_20_4" text:outline-level="4"><text:bookmark text:name="Form_XI"/><text:span text:style-name="T1">Form XI</text:span></text:h>
          <text:list xml:id="list1813954316178729566" text:style-name="L73">
            <text:list-item>
              <text:p><text:span text:style-name="T1">ʼifʿālla (Form XI) </text:span><text:span text:style-name="T5">اِفْعَالّ</text:span></text:p>
            </text:list-item>
          </text:list>
          <text:p text:style-name="Text_20_body"><text:bookmark text:name="cite_ref-3"/><text:bookmark text:name="cite_ref-2"/><text:span text:style-name="T1">This stem is formed from form IX by lengthening the vowel after the second </text:span>radical<text:span text:style-name="T1">. This form is very rare and it is usually used only for metrical purposes in poetry as an alternative to form IX. Some scholars </text:span>[2] [3]<text:span text:style-name="T1">suggest the XI form may have a more volatile meaning than form IX, as well as one slightly more intensive.</text:span></text:p>
          <text:p text:style-name="List_20_Contents"><text:span text:style-name="T1">Example: </text:span><text:span text:style-name="T9">اِحْمَارَّ‏ </text:span><text:span text:style-name="T1">(</text:span><text:span text:style-name="T4">iḥmārra</text:span><text:span text:style-name="T1">, “to turn </text:span>red<text:span text:style-name="T1">, to </text:span>blush”<text:span text:style-name="T1">)</text:span></text:p>
          <text:p text:style-name="List_20_Contents"><text:span text:style-name="T1">See also: </text:span>Category:Arabic form-XI verbs</text:p>
          <text:h text:style-name="Heading_20_4" text:outline-level="4"><text:bookmark text:name="Form_XII"/><text:span text:style-name="T1">Form XII</text:span></text:h>
          <text:list xml:id="list8755997408281403997" text:style-name="L74">
            <text:list-item>
              <text:p><text:span text:style-name="T1">ʼifʿawʿala (Form XII) </text:span><text:span text:style-name="T5">اِفْعَوْعَلَ</text:span></text:p>
            </text:list-item>
          </text:list>
          <text:p text:style-name="List_20_Contents"><text:span text:style-name="T1">Example: </text:span><text:span text:style-name="T9">اِحْدَوْدَبَ‏ </text:span><text:span text:style-name="T1">(</text:span><text:span text:style-name="T4">iḥdawdaba</text:span><text:span text:style-name="T1">, “to be or become humpbacked”)</text:span></text:p>
          <text:p text:style-name="List_20_Contents"><text:span text:style-name="T1">See also: </text:span>Category:Arabic form-XII verbs</text:p>
          <text:h text:style-name="Heading_20_4" text:outline-level="4"><text:bookmark text:name="Form_XIII"/><text:span text:style-name="T1">Form XIII</text:span></text:h>
          <text:list xml:id="list5349492509423733175" text:style-name="L75">
            <text:list-item>
              <text:p><text:span text:style-name="T1">ʼifʿawwala (Form XIII) </text:span><text:span text:style-name="T5">اِفْعَوّلَ</text:span></text:p>
            </text:list-item>
          </text:list>
          <text:p text:style-name="List_20_Contents"><text:span text:style-name="T1">Example: </text:span><text:span text:style-name="T9">اِعْلَوَّطَ‏ </text:span><text:span text:style-name="T1">(</text:span><text:span text:style-name="T4">iʿlawwaṭa</text:span><text:span text:style-name="T1">, “to ride or mount a camel without a saddle”)</text:span></text:p>
          <text:p text:style-name="List_20_Contents"><text:span text:style-name="T1">See also: </text:span>Category:Arabic form-XIII verbs</text:p>
          <text:h text:style-name="Heading_20_4" text:outline-level="4"><text:bookmark text:name="Form_XIV"/><text:soft-page-break/><text:span text:style-name="T1">Form XIV</text:span></text:h>
          <text:list xml:id="list1082269638121880638" text:style-name="L76">
            <text:list-item>
              <text:p><text:span text:style-name="T1">ʼifʿanlala (Form XIV) </text:span><text:span text:style-name="T5">إفْعَنْلَلَ</text:span></text:p>
            </text:list-item>
          </text:list>
          <text:p text:style-name="List_20_Contents"><text:span text:style-name="T1">Example: </text:span><text:span text:style-name="T9">اِسْحَنْكَكَ‏ </text:span><text:span text:style-name="T1">(</text:span><text:span text:style-name="T4">isḥankaka</text:span><text:span text:style-name="T1">, “to be or become caliginous”)</text:span></text:p>
          <text:p text:style-name="List_20_Contents"><text:span text:style-name="T1">See also: </text:span>Category:Arabic form-XIV verbs</text:p>
          <text:h text:style-name="Heading_20_4" text:outline-level="4"><text:bookmark text:name="Form_XV"/><text:span text:style-name="T1">Form XV</text:span></text:h>
          <text:list xml:id="list7419960584485290235" text:style-name="L77">
            <text:list-item>
              <text:p><text:span text:style-name="T1">ʼifʿanlā (Form XV) </text:span><text:span text:style-name="T5">اِفْعَنْلَى</text:span></text:p>
            </text:list-item>
          </text:list>
          <text:p text:style-name="List_20_Contents"><text:span text:style-name="T1">Example: </text:span><text:span text:style-name="T9">اِسْرَنْدَى‏ </text:span><text:span text:style-name="T1">(</text:span><text:span text:style-name="T4">israndā</text:span><text:span text:style-name="T1">, “to vanquish”)</text:span></text:p>
          <text:p text:style-name="List_20_Contents"><text:span text:style-name="T1">See also: </text:span>Category:Arabic form-XV verbs</text:p>
          <text:h text:style-name="Heading_20_4" text:outline-level="4"><text:bookmark text:name="Form_IIIq"/><text:span text:style-name="T1">Form IIIq</text:span></text:h>
          <text:p text:style-name="Text_20_body">TODO. Rare.</text:p>
          <text:p text:style-name="List_20_Contents"><text:span text:style-name="T1">See also: </text:span>Category:Arabic form-IIIq verbs</text:p>
          <text:h text:style-name="Heading_20_4" text:outline-level="4"><text:bookmark text:name="Form_IVq"/><text:span text:style-name="T1">Form IVq</text:span></text:h>
          <text:p text:style-name="Text_20_body">TODO. Fairly rare.</text:p>
          <text:list xml:id="list6088161307971505348" text:style-name="L78">
            <text:list-item>
              <text:p><text:span text:style-name="T9">اِطْمَأَنَّ‏ </text:span><text:span text:style-name="T1">(</text:span><text:span text:style-name="T4">iṭmaʾanna</text:span><text:span text:style-name="T1">) (ṭ-m-’-n) — to be </text:span>calm<text:span text:style-name="T1">.</text:span></text:p>
              <text:p><text:span text:style-name="T9">اِقْشَعَرَّ‏ </text:span><text:span text:style-name="T1">(</text:span><text:span text:style-name="T4">iqšaʿarra</text:span><text:span text:style-name="T1">)</text:span></text:p>
              <text:p><text:span text:style-name="T9">اِشْمَأَزَّ‏ </text:span><text:span text:style-name="T1">(</text:span><text:span text:style-name="T4">išmaʾazza</text:span><text:span text:style-name="T1">)</text:span></text:p>
            </text:list-item>
          </text:list>
          <text:p text:style-name="List_20_Contents"><text:span text:style-name="T1">See also: </text:span>Category:Arabic form-IVq verbs</text:p>
          <text:h text:style-name="Heading_20_2" text:outline-level="2"><text:bookmark text:name="Exceptions"/><text:span text:style-name="T1">Exceptions</text:span></text:h>
          <text:h text:style-name="Heading_20_3" text:outline-level="3"><text:bookmark text:name="Hamzated_verbs"/><text:span text:style-name="T1">Hamzated verbs</text:span></text:h>
          <text:p text:style-name="Text_20_body"><text:span text:style-name="T1">Verbs are called hamzated if </text:span><text:span text:style-name="T5">ء</text:span><text:span text:style-name="T9"> </text:span><text:span text:style-name="T1">(hamza) is one of the root consonants (radicals). The phonetical pattern of the conjugation of these verbs doesn't differ from other verbs in all forms but because of the rules of positioning of </text:span>hamza<text:span text:style-name="T1">, the spelling is affected in some forms, e.g. the verb </text:span><text:span text:style-name="T9">أَكَلَ‏ </text:span><text:span text:style-name="T1">(</text:span><text:span text:style-name="T4">ʾakala</text:span><text:span text:style-name="T1">) (ʾ-k-l) has the form </text:span><text:span text:style-name="T9">يَأْكُلُ‏ </text:span><text:span text:style-name="T1">(</text:span><text:span text:style-name="T4">yaʾkulu</text:span><text:span text:style-name="T1">) in the imperfect masculine singular and the verb </text:span><text:span text:style-name="T9">قَرَأَ‏ </text:span><text:span text:style-name="T1">(</text:span><text:span text:style-name="T4">qaraʾa</text:span><text:span text:style-name="T1">) (q-r-ʾ) has the form </text:span><text:span text:style-name="T9">تَقْرَئِينَ‏ </text:span><text:span text:style-name="T1">(</text:span><text:span text:style-name="T4">taqraʾīna</text:span><text:span text:style-name="T1">) in the imperfect feminine singular.</text:span></text:p>
          <text:p text:style-name="List_20_Contents"><text:span text:style-name="T1">See also: </text:span>Category:Arabic hamzated verbs</text:p>
          <text:h text:style-name="Heading_20_3" text:outline-level="3"><text:bookmark text:name="Weak_verbs"/><text:span text:style-name="T1">Weak verbs</text:span></text:h>
          <text:p text:style-name="Text_20_body"><text:span text:style-name="T1">TO DO Weak verbs are verbs that have one of the radicals </text:span><text:span text:style-name="T5">و</text:span><text:span text:style-name="T9"> </text:span><text:span text:style-name="T1">or </text:span><text:span text:style-name="T5">ي</text:span><text:span text:style-name="T1">.</text:span></text:p>
          <text:list xml:id="list5441796009911348341" text:style-name="L79">
            <text:list-item>
              <text:p><text:span text:style-name="T1">Assimilated verbs (R1 = </text:span><text:span text:style-name="T5">و</text:span><text:span text:style-name="T9"> </text:span><text:span text:style-name="T1">or </text:span><text:span text:style-name="T5">ي</text:span><text:span text:style-name="T1">)</text:span></text:p>
              <text:p><text:span text:style-name="T1">Form I: </text:span><text:span text:style-name="T9">وَجَدَ‏ </text:span><text:span text:style-name="T1">(</text:span><text:span text:style-name="T4">wajada</text:span><text:span text:style-name="T1">) - "to find", imperfective </text:span><text:span text:style-name="T9">يَجِدُ‏ </text:span><text:span text:style-name="T1">(</text:span><text:span text:style-name="T4">yajidu</text:span><text:span text:style-name="T1">).</text:span></text:p>
              <text:p><text:span text:style-name="T1">See also: </text:span>Category:Arabic assimilated verbs</text:p>
            </text:list-item>
            <text:list-item>
              <text:p><text:span text:style-name="T1">Hollow verbs (R2 = </text:span><text:span text:style-name="T5">و</text:span><text:span text:style-name="T9"> </text:span><text:span text:style-name="T1">or </text:span><text:span text:style-name="T5">ي</text:span><text:span text:style-name="T1">)</text:span></text:p>
              <text:p><text:span text:style-name="T1">Form I: </text:span><text:span text:style-name="T9">قَالَ‏ </text:span><text:span text:style-name="T1">(</text:span><text:span text:style-name="T4">qāla</text:span><text:span text:style-name="T1">) - "to say" </text:span><text:span text:style-name="T9">قَالَتْ‏ </text:span><text:span text:style-name="T1">(</text:span><text:span text:style-name="T4">qālat</text:span><text:span text:style-name="T1">) "she said" but </text:span><text:span text:style-name="T5">قُلْتُ</text:span><text:span text:style-name="T4">, </text:span><text:span text:style-name="T5">قُلْتَ</text:span><text:span text:style-name="T4">, </text:span><text:span text:style-name="T5">قُلْتِ</text:span><text:span text:style-name="T9"> </text:span><text:span text:style-name="T1">(</text:span><text:span text:style-name="T4">qultu, qulta, qulti</text:span><text:span text:style-name="T1">, “I said, you / said”); imperfective </text:span><text:span text:style-name="T9">يَقُولُ‏ </text:span><text:span text:style-name="T1">(</text:span><text:span text:style-name="T4">yaqūlu</text:span><text:span text:style-name="T1">) "he said", </text:span><text:span text:style-name="T9">يَقُلْنَ‏ </text:span><text:span text:style-name="T1">(</text:span><text:span text:style-name="T4">yaqulna</text:span><text:span text:style-name="T1">) "they (f.) said".</text:span></text:p>
              <text:p><text:span text:style-name="T1">See also: </text:span>Category:Arabic hollow verbs</text:p>
            </text:list-item>
            <text:list-item>
              <text:p><text:soft-page-break/><text:span text:style-name="T1">Final-weak verbs (R3 = </text:span><text:span text:style-name="T5">و</text:span><text:span text:style-name="T9"> </text:span><text:span text:style-name="T1">or </text:span><text:span text:style-name="T5">ي</text:span><text:span text:style-name="T1">), e.g. </text:span><text:span text:style-name="T9">مَشَى‏ </text:span><text:span text:style-name="T1">(</text:span><text:span text:style-name="T4">mašā</text:span><text:span text:style-name="T1">) - "to walk", </text:span><text:span text:style-name="T9">رَمَى‏ </text:span><text:span text:style-name="T1">(</text:span><text:span text:style-name="T4">ramā</text:span><text:span text:style-name="T1">) - "to throw", </text:span><text:span text:style-name="T9">حَظِيَ‏ </text:span><text:span text:style-name="T1">(</text:span><text:span text:style-name="T4">ḥaẓiya</text:span><text:span text:style-name="T1">) - "to be in the good graces of, to enjoy", </text:span><text:span text:style-name="T9">بَقِيَ‏ </text:span><text:span text:style-name="T1">(</text:span><text:span text:style-name="T4">baqiya</text:span><text:span text:style-name="T1">) - "to stay, to remain", </text:span><text:span text:style-name="T9">دَعَا‏ </text:span><text:span text:style-name="T1">(</text:span><text:span text:style-name="T4">daʿā</text:span><text:span text:style-name="T1">) - "to call sb., to summon sb."., </text:span><text:span text:style-name="T9">لَقِيَ‏ </text:span><text:span text:style-name="T1">(</text:span><text:span text:style-name="T4">laqiya</text:span><text:span text:style-name="T1">) - "to meet sb.".</text:span></text:p>
              <text:p><text:span text:style-name="T1">See also: </text:span>Category:Arabic final-weak verbs</text:p>
            </text:list-item>
          </text:list>
          <text:p text:style-name="Text_20_body">Other examples of weak verbs:</text:p>
          <text:list xml:id="list3617916008680781621" text:style-name="L80">
            <text:list-item>
              <text:p><text:span text:style-name="T9">عَلَا‏ </text:span><text:span text:style-name="T1">(</text:span><text:span text:style-name="T4">ʿalā</text:span><text:span text:style-name="T1">) - "to rise"</text:span></text:p>
            </text:list-item>
            <text:list-item>
              <text:p><text:span text:style-name="T9">عَلَى‏ </text:span><text:span text:style-name="T1">(</text:span><text:span text:style-name="T4">ʿalā</text:span><text:span text:style-name="T1">) - "to raise"</text:span></text:p>
            </text:list-item>
            <text:list-item>
              <text:p><text:span text:style-name="T9">وَلِيَ‏ </text:span><text:span text:style-name="T1">(</text:span><text:span text:style-name="T4">waliya</text:span><text:span text:style-name="T1">) - "to follow" (assimilated and final-weak)</text:span></text:p>
            </text:list-item>
            <text:list-item>
              <text:p><text:span text:style-name="T9">سَرُوَ‏ </text:span><text:span text:style-name="T1">(</text:span><text:span text:style-name="T4">saruwa</text:span><text:span text:style-name="T1">) - "to become honourable"</text:span></text:p>
            </text:list-item>
            <text:list-item>
              <text:p><text:span text:style-name="T9">غَنَّى‏ </text:span><text:span text:style-name="T1">(</text:span><text:span text:style-name="T4">ḡannā</text:span><text:span text:style-name="T1">) - "to sing" (form II)</text:span></text:p>
            </text:list-item>
            <text:list-item>
              <text:p><text:span text:style-name="T9">غَطَّى‏ </text:span><text:span text:style-name="T1">(</text:span><text:span text:style-name="T4">ḡaṭṭā</text:span><text:span text:style-name="T1">) - "to cover, to wrap" (form II)</text:span></text:p>
            </text:list-item>
            <text:list-item>
              <text:p><text:span text:style-name="T9">آمَنَ‏ </text:span><text:span text:style-name="T1">(</text:span><text:span text:style-name="T4">ʾāmana</text:span><text:span text:style-name="T1">) - "to have faith" (form IV, assimilated)</text:span></text:p>
            </text:list-item>
            <text:list-item>
              <text:p><text:span text:style-name="T9">آوَى‏ </text:span><text:span text:style-name="T1">(</text:span><text:span text:style-name="T4">ʾāwā</text:span><text:span text:style-name="T1">) - "to shelter" (form IV, hollow and final-weak (and initially-hamzated))</text:span></text:p>
            </text:list-item>
            <text:list-item>
              <text:p><text:span text:style-name="T9">تَغَيَّرَ‏ </text:span><text:span text:style-name="T1">(</text:span><text:span text:style-name="T4">taḡayyara</text:span><text:span text:style-name="T1">) - "to change" (form V)</text:span></text:p>
            </text:list-item>
            <text:list-item>
              <text:p><text:span text:style-name="T9">تَطَوَّعَ‏ </text:span><text:span text:style-name="T1">(</text:span><text:span text:style-name="T4">taṭawwaʿa</text:span><text:span text:style-name="T1">) - "to volunteer" (form V)</text:span></text:p>
            </text:list-item>
            <text:list-item>
              <text:p><text:span text:style-name="T9">اِتَّهَمَ‏ </text:span><text:span text:style-name="T1">(</text:span><text:span text:style-name="T4">ittahama</text:span><text:span text:style-name="T1">) - "to accuse" (form VIII, root w-h-m)</text:span></text:p>
            </text:list-item>
            <text:list-item>
              <text:p><text:span text:style-name="T9">اِحْتَاجَ‏ </text:span><text:span text:style-name="T1">(</text:span><text:span text:style-name="T4">iḥtāja</text:span><text:span text:style-name="T1">) - "to need" (form VIII)</text:span></text:p>
            </text:list-item>
            <text:list-item>
              <text:p><text:span text:style-name="T9">اِزْدَوَجَ‏ </text:span><text:span text:style-name="T1">(</text:span><text:span text:style-name="T4">izdawaja</text:span><text:span text:style-name="T1">) - "to be doubled" (form VIII)</text:span></text:p>
            </text:list-item>
            <text:list-item>
              <text:p><text:span text:style-name="T9">اِسْتَوْرَدَ‏ </text:span><text:span text:style-name="T1">(</text:span><text:span text:style-name="T4">istawrada</text:span><text:span text:style-name="T1">) - "to import" (form X)</text:span></text:p>
            </text:list-item>
          </text:list>
          <text:h text:style-name="Heading_20_3" text:outline-level="3"><text:bookmark text:name="Quadriliteral_verbs"/><text:span text:style-name="T1">Quadriliteral verbs</text:span></text:h>
          <text:p text:style-name="Text_20_body"><text:span text:style-name="T1">TODO Quadriliteral verbs are made from roots having four radicals, e.g. </text:span><text:span text:style-name="T9">تَرْجَمَ‏ </text:span><text:span text:style-name="T1">(</text:span><text:span text:style-name="T4">tarjama</text:span><text:span text:style-name="T1">) - "to translate"; </text:span><text:span text:style-name="T9">هَنْدَسَ‏ </text:span><text:span text:style-name="T1">(</text:span><text:span text:style-name="T4">handasa</text:span><text:span text:style-name="T1">) - "to engineer"; </text:span><text:span text:style-name="T9">قَهْقَهَ‏ </text:span><text:span text:style-name="T1">(</text:span><text:span text:style-name="T4">qahqaha</text:span><text:span text:style-name="T1">) - "to laugh loudly"; </text:span><text:span text:style-name="T9">اِطْمَأَنَّ‏ </text:span><text:span text:style-name="T1">(</text:span><text:span text:style-name="T4">iṭmaʾanna</text:span><text:span text:style-name="T1">) - "to be calm"; or </text:span><text:span text:style-name="T9">تَبَلْوَرَ‏</text:span><text:span text:style-name="T1">(</text:span><text:span text:style-name="T4">tabalwara</text:span><text:span text:style-name="T1">) - "to be crystalized".</text:span></text:p>
          <text:h text:style-name="Heading_20_3" text:outline-level="3"><text:bookmark text:name="Geminate_verbs"/><text:span text:style-name="T1">Geminate verbs</text:span></text:h>
          <text:p text:style-name="Text_20_body"><text:span text:style-name="T1">TO DO Geminate verbs are verbs that have the second and the third radicals the same, e.g. </text:span><text:span text:style-name="T9">مَدَّ‏ </text:span><text:span text:style-name="T1">(</text:span><text:span text:style-name="T4">madda</text:span><text:span text:style-name="T1">) - "to stretch"; </text:span><text:span text:style-name="T9">دَلَّ‏ </text:span><text:span text:style-name="T1">(</text:span><text:span text:style-name="T4">dalla</text:span><text:span text:style-name="T1">) - "to indicate"; </text:span><text:span text:style-name="T9">ظَنَّ‏ </text:span><text:span text:style-name="T1">(</text:span><text:span text:style-name="T4">ẓanna</text:span><text:span text:style-name="T1">) - "to think"; </text:span><text:span text:style-name="T9">أَحَبَّ‏ </text:span><text:span text:style-name="T1">(</text:span><text:span text:style-name="T4">ʾaḥabba</text:span><text:span text:style-name="T1">) - "to love" (form IV); </text:span><text:span text:style-name="T9">اِنْشَقَّ‏ </text:span><text:span text:style-name="T1">(</text:span><text:span text:style-name="T4">inšaqqa</text:span><text:span text:style-name="T1">) - "to split" (form VII); </text:span><text:span text:style-name="T9">اِحْتَلَّ‏ </text:span><text:span text:style-name="T1">(</text:span><text:span text:style-name="T4">iḥtalla</text:span><text:span text:style-name="T1">) - "to occupy" (form VII).</text:span></text:p>
          <text:h text:style-name="Heading_20_2" text:outline-level="2"><text:bookmark text:name="References"/><text:span text:style-name="T1">References</text:span></text:h>
          <text:list xml:id="list7206331520083878932" text:style-name="L81">
            <text:list-item>
              <text:p><text:bookmark text:name="cite_note-1"/>^ <text:span text:style-name="T1">(Wright, 1967)</text:span></text:p>
            </text:list-item>
            <text:list-item>
              <text:p><text:bookmark text:name="cite_note-2"/>^ <text:span text:style-name="T1">Haywood and Nahmad, 1962, p. 185</text:span></text:p>
            </text:list-item>
            <text:list-item>
              <text:p><text:bookmark text:name="cite_note-3"/><text:soft-page-break/>^ <text:span text:style-name="T1">(Wright, 1967)</text:span></text:p>
            </text:list-item>
          </text:list>
          <text:h text:style-name="Heading_20_2" text:outline-level="2"><text:bookmark text:name="See_also"/><text:span text:style-name="T1">See also</text:span></text:h>
          <text:list xml:id="list8665278640138232089" text:style-name="L82">
            <text:list-item>
              <text:p>Appendix:Hebrew verb forms</text:p>
            </text:list-item>
          </text:list>
        </text:section>
        <text:p text:style-name="P17"/>
        <text:p text:style-name="P17">Categories: </text:p>
        <text:list xml:id="list4143056651302314648" text:style-name="L83">
          <text:list-item>
            <text:p text:style-name="P16">Arabic verbs</text:p>
          </text:list-item>
          <text:list-item>
            <text:p text:style-name="P16">Arabic appendices</text:p>
          </text:list-item>
          <text:list-item>
            <text:p text:style-name="P16">Verb appendice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ce style:name="Iranian Sans" svg:font-family="'Iranian Sans', 'Arial Unicode MS', Code2000, 'Traditional Arabic', sans-serif"/>
    <style:font-face style:name="Linux Libertine" svg:font-family="'Linux Libertine', Georgia, Times, serif"/>
    <style:font-face style:name="sans-serif" svg:font-family="sans-serif"/>
    <style:font-face style:name="FreeSans1" svg:font-family="FreeSans" style:font-family-generic="swiss"/>
    <style:font-face style:name="Lato Light" svg:font-family="'Lato Light'" style:font-adornments="Light" style:font-pitch="variable"/>
    <style:font-face style:name="YaleNew" svg:font-family="YaleNew" style:font-adornments="Roman" style:font-pitch="variable"/>
    <style:font-face style:name="Liberation Serif" svg:font-family="'Liberation Serif'"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YaleNew" fo:font-family="YaleNew" style:font-style-name="Roman"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Arial" fo:font-family="Arial" style:font-style-name="Bold" style:font-family-generic="swiss"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Arial" fo:font-family="Arial" style:font-style-name="Bold" style:font-family-generic="swiss"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Arial" fo:font-family="Arial" style:font-style-name="Bold" style:font-family-generic="swiss"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Arial" fo:font-family="Arial" style:font-style-name="Bold" style:font-family-generic="swiss"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8T09:21:30.698675471</meta:creation-date>
    <dc:date>2017-11-18T10:15:28.328358863</dc:date>
    <meta:editing-duration>PT18M6S</meta:editing-duration>
    <meta:editing-cycles>10</meta:editing-cycles>
    <meta:generator>LibreOffice/5.1.6.2$Linux_X86_64 LibreOffice_project/10m0$Build-2</meta:generator>
    <meta:document-statistic meta:table-count="0" meta:image-count="0" meta:object-count="0" meta:page-count="8" meta:paragraph-count="180" meta:word-count="2422" meta:character-count="14065" meta:non-whitespace-character-count="12027"/>
  </office:meta>
</office:document-meta>
</file>